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791" officeooo:paragraph-rsid="00136791"/>
    </style:style>
    <style:style style:name="P2" style:family="paragraph" style:parent-style-name="Standard">
      <style:text-properties officeooo:rsid="00153e60" officeooo:paragraph-rsid="00153e60"/>
    </style:style>
    <style:style style:name="P3" style:family="paragraph" style:parent-style-name="Standard">
      <style:text-properties officeooo:rsid="0015e946" officeooo:paragraph-rsid="0015e9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possible background images</text:p>
      <text:p text:style-name="P1"/>
      <text:p text:style-name="P1"><text:a xlink:type="simple" xlink:href="http://files.customize.org/thumbnails/larger/61642.jpg">http://files.customize.org/thumbnails/larger/61642.jpg</text:a></text:p>
      <text:p text:style-name="P1"/>
      <text:p text:style-name="P1"><text:a xlink:type="simple" xlink:href="http://i.cdn.turner.com/cnn/.element/img/3.0/branding/backgrounds/section_bg_health_large.jpg">http://i.cdn.turner.com/cnn/.element/img/3.0/branding/backgrounds/section_bg_health_large.jpg</text:a></text:p>
      <text:p text:style-name="P1"/>
      <text:p text:style-name="P2"><text:a xlink:type="simple" xlink:href="http://www.the-art-of-web.com/javascript/validate-password/">http://www.the-art-of-web.com/javascript/validate-password/</text:a> <text:s text:c="3"/>←-helpful for registration page</text:p>
      <text:p text:style-name="P2"/>
      <text:p text:style-name="P3"><text:a xlink:type="simple" xlink:href="http://www.dynamicdrive.com/forums/showthread.php?3433-to-verify-whether-the-username-amp-password-entered-match-any-of-the-database">http://www.dynamicdrive.com/forums/showthread.php?3433-to-verify-whether-the-username-amp-password-entered-match-any-of-the-database</text:a> <text:s text:c="3"/>– verify if user and password are in data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2:16:15.406499000</meta:creation-date>
    <dc:date>2015-01-15T20:06:57.874617880</dc:date>
    <meta:editing-duration>PT50M21S</meta:editing-duration>
    <meta:editing-cycles>1</meta:editing-cycles>
    <meta:document-statistic meta:table-count="0" meta:image-count="0" meta:object-count="0" meta:page-count="1" meta:paragraph-count="5" meta:word-count="20" meta:character-count="453" meta:non-whitespace-character-count="431"/>
    <meta:generator>LibreOffice/4.2.7.2$Linux_X86_64 LibreOffice_project/420m0$Build-2</meta:generator>
  </office:meta>
</office:document-meta>
</file>